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j_registro_manu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ime (seconds)</text:p>
          </table:table-cell>
          <table:table-cell office:value-type="string" calcext:value-type="string">
            <text:p>Nivel de luz</text:p>
          </table:table-cell>
          <table:table-cell office:value-type="string" calcext:value-type="string">
            <text:p>Nivel de sonido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785" calcext:value-type="float">
            <text:p>14785</text:p>
          </table:table-cell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439" calcext:value-type="float">
            <text:p>22439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1T17:43:00.126672774</dc:date>
    <meta:editing-duration>PT5M8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